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7263" officeooo:paragraph-rsid="00187263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officeooo:rsid="00187263" officeooo:paragraph-rsid="00187263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rsid="0019032b" officeooo:paragraph-rsid="0019032b"/>
    </style:style>
    <style:style style:name="P4" style:family="paragraph" style:parent-style-name="Standard">
      <style:text-properties officeooo:rsid="00187263" officeooo:paragraph-rsid="00187263"/>
    </style:style>
    <style:style style:name="P5" style:family="paragraph" style:parent-style-name="Text_20_body">
      <style:text-properties officeooo:paragraph-rsid="001f2c84"/>
    </style:style>
    <style:style style:name="P6" style:family="paragraph" style:parent-style-name="Text_20_body" style:list-style-name="L2">
      <style:text-properties officeooo:paragraph-rsid="0021e50d"/>
    </style:style>
    <style:style style:name="P7" style:family="paragraph" style:parent-style-name="Text_20_body" style:list-style-name="L3">
      <style:text-properties officeooo:paragraph-rsid="0021e50d"/>
    </style:style>
    <style:style style:name="P8" style:family="paragraph" style:parent-style-name="Text_20_body" style:list-style-name="L3">
      <style:text-properties officeooo:paragraph-rsid="00273d56"/>
    </style:style>
    <style:style style:name="P9" style:family="paragraph" style:parent-style-name="Text_20_body" style:list-style-name="L1">
      <style:text-properties fo:font-weight="bold" officeooo:paragraph-rsid="0021e50d" style:font-weight-asian="bold" style:font-weight-complex="bold"/>
    </style:style>
    <style:style style:name="P10" style:family="paragraph" style:parent-style-name="Text_20_body" style:list-style-name="L5">
      <style:text-properties fo:font-weight="bold" officeooo:paragraph-rsid="0021e50d" style:font-weight-asian="bold" style:font-weight-complex="bold"/>
    </style:style>
    <style:style style:name="P11" style:family="paragraph" style:parent-style-name="Text_20_body" style:list-style-name="L6">
      <style:text-properties officeooo:paragraph-rsid="0021e50d"/>
    </style:style>
    <style:style style:name="P12" style:family="paragraph" style:parent-style-name="Text_20_body" style:list-style-name="L7">
      <style:text-properties officeooo:paragraph-rsid="0021e50d"/>
    </style:style>
    <style:style style:name="P13" style:family="paragraph" style:parent-style-name="Text_20_body" style:list-style-name="L1">
      <style:paragraph-properties fo:margin-left="0.4925in" fo:margin-right="0in" fo:text-indent="-0.25in" style:auto-text-indent="false"/>
      <style:text-properties officeooo:paragraph-rsid="0021e50d"/>
    </style:style>
    <style:style style:name="P14" style:family="paragraph" style:parent-style-name="Text_20_body" style:list-style-name="L1">
      <style:paragraph-properties fo:margin-left="0.4925in" fo:margin-right="0in" fo:text-indent="-0.25in" style:auto-text-indent="false"/>
      <style:text-properties fo:font-weight="bold" officeooo:paragraph-rsid="0021e50d" style:font-weight-asian="bold" style:font-weight-complex="bold"/>
    </style:style>
    <style:style style:name="T1" style:family="text">
      <style:text-properties officeooo:rsid="0019032b"/>
    </style:style>
    <style:style style:name="T2" style:family="text">
      <style:text-properties fo:font-weight="bold" officeooo:rsid="0019032b" style:font-weight-asian="bold" style:font-weight-complex="bold"/>
    </style:style>
    <style:style style:name="T3" style:family="text">
      <style:text-properties fo:font-weight="bold" officeooo:rsid="001f2c84" style:font-weight-asian="bold" style:font-weight-complex="bold"/>
    </style:style>
    <style:style style:name="T4" style:family="text">
      <style:text-properties fo:font-weight="bold" officeooo:rsid="0021e50d" style:font-weight-asian="bold" style:font-weight-complex="bold"/>
    </style:style>
    <style:style style:name="T5" style:family="text">
      <style:text-properties officeooo:rsid="001cc65b"/>
    </style:style>
    <style:style style:name="T6" style:family="text">
      <style:text-properties officeooo:rsid="001e748c"/>
    </style:style>
    <style:style style:name="T7" style:family="text">
      <style:text-properties officeooo:rsid="001f2c84"/>
    </style:style>
    <style:style style:name="T8" style:family="text">
      <style:text-properties officeooo:rsid="0020b0a2"/>
    </style:style>
    <style:style style:name="T9" style:family="text">
      <style:text-properties officeooo:rsid="0021e50d"/>
    </style:style>
    <style:style style:name="T10" style:family="text">
      <style:text-properties officeooo:rsid="00239eb8"/>
    </style:style>
    <style:style style:name="T11" style:family="text">
      <style:text-properties officeooo:rsid="00258532"/>
    </style:style>
    <style:style style:name="T12" style:family="text">
      <style:text-properties officeooo:rsid="00273d56"/>
    </style:style>
    <style:style style:name="T13" style:family="text">
      <style:text-properties fo:font-style="italic" officeooo:rsid="00273d56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del File List</text:h>
      <text:p text:style-name="P5"><text:span text:style-name="T3">Per-task files</text:span><text:span text:style-name="T7"> are referenced in each task description, are stored in S3, and are pulled down by EZQ at the beginning of each task. The exact names and contents </text:span><text:span text:style-name="T10">typically</text:span><text:span text:style-name="T7"> change from task to task.</text:span></text:p>
      <text:p text:style-name="P5"><text:span text:style-name="T3">Bootstrap files</text:span><text:span text:style-name="T7"> are referenced in the bootstrap process for a worker node. They are stored in S3 and are pulled down during the bootstrap process. These files </text:span><text:span text:style-name="T10">typically</text:span><text:span text:style-name="T7"> stay the same from job to job, but can be altered to create a different job configuration by telling newly started machines to download a </text:span><text:span text:style-name="T8">custom</text:span><text:span text:style-name="T7"> ark </text:span><text:span text:style-name="T8">from S3 </text:span><text:span text:style-name="T11">(via userdata)</text:span><text:span text:style-name="T7">.</text:span></text:p>
      <text:p text:style-name="P5"><text:span text:style-name="T3">AMI files</text:span><text:span text:style-name="T7"> are data files that change </text:span><text:span text:style-name="T10">rarely</text:span><text:span text:style-name="T7"> – so rarely that the update mechanism involves creating a new AMI.</text:span></text:p>
      <text:p text:style-name="P5"><text:span text:style-name="T7"/></text:p>
      <text:h text:style-name="Heading_20_2" text:outline-level="2">RUSLE2 Files</text:h>
      <text:h text:style-name="Heading_20_3" text:outline-level="3">Input:</text:h>
      <text:list xml:id="list1904641429" text:style-name="L1">
        <text:list-item>
          <text:p text:style-name="P9"><text:span text:style-name="T9">Per-task files</text:span></text:p>
        </text:list-item>
      </text:list>
      <text:list xml:id="list2080567945" text:style-name="L2">
        <text:list-item>
          <text:p text:style-name="P6"><text:span text:style-name="T9">soil files (*.soi) </text:span><text:span text:style-name="T12">– Generated by pre-grid </text:span></text:p>
        </text:list-item>
        <text:list-item>
          <text:p text:style-name="P6"><text:span text:style-name="T9">skel files (*.skel) </text:span><text:span text:style-name="T12">– Generated by user or by pregrid</text:span></text:p>
        </text:list-item>
      </text:list>
      <text:list xml:id="list1645152652" text:continue-list="list1904641429" text:style-name="L1">
        <text:list-item>
          <text:p text:style-name="P14"><text:span text:style-name="T9">Bootstrap files</text:span></text:p>
        </text:list-item>
      </text:list>
      <text:list xml:id="list1774634237" text:style-name="L3">
        <text:list-item>
          <text:p text:style-name="P8"><text:span text:style-name="T9">gdb </text:span><text:span text:style-name="T12">– Exact file is referenced in </text:span><text:span text:style-name="T13">name_of_gdb_to_use.yml,</text:span><text:span text:style-name="T12"> which is contained in the node arks.</text:span></text:p>
        </text:list-item>
        <text:list-item>
          <text:p text:style-name="P7"><text:span text:style-name="T9">rtf (??)</text:span></text:p>
        </text:list-item>
        <text:list-item>
          <text:p text:style-name="P7"><text:span text:style-name="T9">ata1-20cfc_tbl1.xlsx </text:span><text:span text:style-name="T12">– Appears directly in the worker ark.</text:span></text:p>
        </text:list-item>
        <text:list-item>
          <text:p text:style-name="P7"><text:span text:style-name="T9">crop_budget.conf </text:span><text:span text:style-name="T12">– Appears directly in the worker ark.</text:span></text:p>
        </text:list-item>
      </text:list>
      <text:list xml:id="list1276726801" text:continue-list="list1645152652" text:style-name="L1">
        <text:list-item>
          <text:p text:style-name="P13"><text:span text:style-name="T4">AMI files</text:span></text:p>
        </text:list-item>
      </text:list>
      <text:h text:style-name="Heading_20_3" text:outline-level="3"><text:span text:style-name="T2">Output</text:span><text:span text:style-name="T1">:</text:span></text:h>
      <text:p text:style-name="P3"><text:tab/><text:span text:style-name="T5">No output files for RUSLE2. </text:span><text:span text:style-name="T6">Results are placed directly into SQS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<text:soft-page-break/>WEPS Files</text:h>
      <text:h text:style-name="Heading_20_3" text:outline-level="3">Input:</text:h>
      <text:list xml:id="list241779883" text:style-name="L5">
        <text:list-item>
          <text:p text:style-name="P10"><text:span text:style-name="T9">Per-task files</text:span></text:p>
        </text:list-item>
      </text:list>
      <text:list xml:id="list620490090" text:style-name="L6">
        <text:list-item>
          <text:p text:style-name="P11"><text:span text:style-name="T9">man files (*.man) </text:span><text:span text:style-name="T12">– Generated by user or by pregrid</text:span></text:p>
        </text:list-item>
      </text:list>
      <text:list xml:id="list1833719388" text:continue-list="list241779883" text:style-name="L5">
        <text:list-item>
          <text:p text:style-name="P10"><text:span text:style-name="T9">Bootstrap files</text:span></text:p>
        </text:list-item>
      </text:list>
      <text:list xml:id="list1425988802" text:style-name="L7">
        <text:list-item>
          <text:p text:style-name="P12"><text:span text:style-name="T9">climate </text:span><text:span text:style-name="T12">– Appear in weps ark.</text:span></text:p>
        </text:list-item>
        <text:list-item>
          <text:p text:style-name="P12"><text:span text:style-name="T9">Wind </text:span><text:span text:style-name="T12">– Appear in weps ark.</text:span></text:p>
        </text:list-item>
        <text:list-item>
          <text:p text:style-name="P12"><text:span text:style-name="T9">soil (ifc) </text:span><text:span text:style-name="T12">– Appear in weps ark.</text:span></text:p>
        </text:list-item>
      </text:list>
      <text:list xml:id="list783607733" text:continue-list="list1833719388" text:style-name="L5">
        <text:list-item>
          <text:p text:style-name="P10"><text:span text:style-name="T9">AMI files</text:span></text:p>
        </text:list-item>
      </text:list>
      <text:p text:style-name="P2"/>
      <text:h text:style-name="Heading_20_3" text:outline-level="3">Output:</text:h>
      <text:p text:style-name="P3"><text:tab/><text:span text:style-name="T6">No output files for WEPS. Results are placed directly into SQ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4T08:12:46.316406000</meta:creation-date>
    <dc:date>2014-04-15T16:22:29</dc:date>
    <meta:editing-duration>PT47M27S</meta:editing-duration>
    <meta:editing-cycles>12</meta:editing-cycles>
    <meta:generator>LibreOffice/3.6$Linux_X86_64 LibreOffice_project/360m1$Build-2</meta:generator>
    <dc:creator>penn </dc:creator>
    <meta:document-statistic meta:table-count="0" meta:image-count="0" meta:object-count="0" meta:page-count="2" meta:paragraph-count="28" meta:word-count="254" meta:character-count="1389" meta:non-whitespace-character-count="1176"/>
  </office:meta>
</office:document-meta>
</file>